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2.1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6.438cm" fo:min-width="1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5.2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3.43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2.30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3.856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02cm" fo:min-width="3.928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78cm" fo:min-width="5.2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78cm" fo:min-width="4.918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24cm" fo:min-width="2.726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78cm" fo:min-width="3.008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54cm" fo:min-width="4.07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4.634cm" fo:padding-top="0.139cm" fo:padding-bottom="0.139cm" fo:padding-left="0.264cm" fo:padding-right="0.264cm"/>
    </style:style>
    <style:style style:name="gr17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4cm" svg:x="0.7cm" svg:y="2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3.317cm" svg:height="0.962cm" svg:x="0.983cm" svg:y="6.2cm">
          <draw:text-box>
            <text:p>Utilisateur</text:p>
          </draw:text-box>
        </draw:frame>
        <draw:custom-shape draw:style-name="gr1" draw:text-style-name="P1" draw:layer="layout" svg:width="3.7cm" svg:height="3.4cm" svg:x="0.7cm" svg:y="16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4.587cm" svg:height="0.962cm" svg:x="0.413cm" svg:y="20.138cm">
          <draw:text-box>
            <text:p>Administrateur</text:p>
          </draw:text-box>
        </draw:frame>
        <draw:custom-shape draw:style-name="gr3" draw:text-style-name="P3" draw:layer="layout" svg:width="15cm" svg:height="26.9cm" svg:x="5.2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76cm" svg:height="0.962cm" svg:x="6cm" svg:y="3.438cm">
          <draw:text-box>
            <text:p>Sélectionner une marque</text:p>
          </draw:text-box>
        </draw:frame>
        <draw:frame draw:style-name="gr2" draw:text-style-name="P2" draw:layer="layout" svg:width="7.855cm" svg:height="0.962cm" svg:x="6cm" svg:y="6.5cm">
          <draw:text-box>
            <text:p>Sélectionner un téléphone</text:p>
          </draw:text-box>
        </draw:frame>
        <draw:frame draw:style-name="gr2" draw:text-style-name="P2" draw:layer="layout" svg:width="7.589cm" svg:height="0.962cm" svg:x="11.511cm" svg:y="5.1cm">
          <draw:text-box>
            <text:p>Trier la liste de téléphone</text:p>
          </draw:text-box>
        </draw:frame>
        <draw:frame draw:style-name="gr2" draw:text-style-name="P2" draw:layer="layout" svg:width="6.738cm" svg:height="1.673cm" svg:x="12.562cm" svg:y="8.5cm">
          <draw:text-box>
            <text:p>Ajouter / Suppression </text:p>
            <text:p>Comparateur</text:p>
          </draw:text-box>
        </draw:frame>
        <draw:frame draw:style-name="gr2" draw:text-style-name="P2" draw:layer="layout" svg:width="5.222cm" svg:height="2.384cm" svg:x="6.604cm" svg:y="9.816cm">
          <draw:text-box>
            <text:p>Plus information </text:p>
            <text:p>sur le téléphone </text:p>
            <text:p>sélectionner</text:p>
          </draw:text-box>
        </draw:frame>
        <draw:frame draw:style-name="gr2" draw:text-style-name="P2" draw:layer="layout" svg:width="5.328cm" svg:height="0.962cm" svg:x="13.7cm" svg:y="11.4cm">
          <draw:text-box>
            <text:p>Voir comparateur</text:p>
          </draw:text-box>
        </draw:frame>
        <draw:frame draw:style-name="gr2" draw:text-style-name="P2" draw:layer="layout" svg:width="6.056cm" svg:height="0.962cm" svg:x="6.044cm" svg:y="13.238cm">
          <draw:text-box>
            <text:p>Voir offre partenaire</text:p>
          </draw:text-box>
        </draw:frame>
        <draw:frame draw:style-name="gr2" draw:text-style-name="P2" draw:layer="layout" svg:width="3.495cm" svg:height="0.962cm" svg:x="12.705cm" svg:y="13.138cm">
          <draw:text-box>
            <text:p>Voir Article</text:p>
          </draw:text-box>
        </draw:frame>
        <draw:custom-shape draw:style-name="gr4" draw:text-style-name="P3" draw:layer="layout" svg:width="8.2cm" svg:height="1.8cm" svg:x="1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8.2cm" svg:height="1.8cm" svg:x="5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8.2cm" svg:height="1.8cm" svg:x="5.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8.2cm" svg:height="1.8cm" svg:x="11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6cm" svg:height="1.8cm" svg:x="1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cm" svg:height="1.8cm" svg:x="12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6.2cm" svg:height="1.8cm" svg:x="5.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3cm" svg:height="2.8cm" svg:x="6.008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4cm" svg:y1="3.9cm" svg:x2="5.9cm" svg:y2="3.9cm">
          <text:p/>
        </draw:line>
        <draw:line draw:style-name="gr9" draw:text-style-name="P3" draw:layer="layout" svg:x1="14.1cm" svg:y1="3.9cm" svg:x2="15.2cm" svg:y2="4.6cm">
          <text:p/>
        </draw:line>
        <draw:line draw:style-name="gr9" draw:text-style-name="P3" draw:layer="layout" svg:x1="10.1cm" svg:y1="4.8cm" svg:x2="10.2cm" svg:y2="6.1cm">
          <text:p/>
        </draw:line>
        <draw:line draw:style-name="gr9" draw:text-style-name="P3" draw:layer="layout" svg:x1="15.4cm" svg:y1="6.4cm" svg:x2="14.1cm" svg:y2="7cm">
          <text:p/>
        </draw:line>
        <draw:line draw:style-name="gr9" draw:text-style-name="P3" draw:layer="layout" svg:x1="10cm" svg:y1="7.9cm" svg:x2="12.7cm" svg:y2="8.8cm">
          <text:p/>
        </draw:line>
        <draw:line draw:style-name="gr9" draw:text-style-name="P3" draw:layer="layout" svg:x1="10.1cm" svg:y1="7.9cm" svg:x2="9.2cm" svg:y2="9.6cm">
          <text:p/>
        </draw:line>
        <draw:line draw:style-name="gr9" draw:text-style-name="P3" draw:layer="layout" svg:x1="15.7cm" svg:y1="10.4cm" svg:x2="16.3cm" svg:y2="11cm">
          <text:p/>
        </draw:line>
        <draw:line draw:style-name="gr9" draw:text-style-name="P3" draw:layer="layout" svg:x1="9.3cm" svg:y1="12.3cm" svg:x2="9.1cm" svg:y2="12.8cm">
          <text:p/>
        </draw:line>
        <draw:line draw:style-name="gr9" draw:text-style-name="P3" draw:layer="layout" svg:x1="11.4cm" svg:y1="11.9cm" svg:x2="13cm" svg:y2="13.1cm">
          <text:p/>
        </draw:line>
        <draw:line draw:style-name="gr10" draw:text-style-name="P4" draw:layer="layout" svg:x1="5.1cm" svg:y1="14.8cm" svg:x2="20cm" svg:y2="14.7cm">
          <text:p/>
        </draw:line>
        <draw:frame draw:style-name="gr2" draw:text-style-name="P2" draw:layer="layout" svg:width="4.236cm" svg:height="0.962cm" svg:x="6.8cm" svg:y="19.1cm">
          <draw:text-box>
            <text:p>Se connecter</text:p>
          </draw:text-box>
        </draw:frame>
        <draw:frame draw:style-name="gr2" draw:text-style-name="P2" draw:layer="layout" svg:width="6.738cm" svg:height="1.673cm" svg:x="13.062cm" svg:y="17.527cm">
          <draw:text-box>
            <text:p>Ajouter / Suppression </text:p>
            <text:p>d’une marque</text:p>
          </draw:text-box>
        </draw:frame>
        <draw:frame draw:style-name="gr2" draw:text-style-name="P2" draw:layer="layout" svg:width="7.22cm" svg:height="1.673cm" svg:x="6.28cm" svg:y="15.627cm">
          <draw:text-box>
            <text:p>Ajout / Suppression</text:p>
            <text:p>d’un prix d’un téléphone</text:p>
          </draw:text-box>
        </draw:frame>
        <draw:frame draw:style-name="gr2" draw:text-style-name="P2" draw:layer="layout" svg:width="6.975cm" svg:height="0.962cm" svg:x="5.925cm" svg:y="24.338cm">
          <draw:text-box>
            <text:p>Sélectionner téléphone</text:p>
          </draw:text-box>
        </draw:frame>
        <draw:frame draw:style-name="gr2" draw:text-style-name="P2" draw:layer="layout" svg:width="6.344cm" svg:height="0.962cm" svg:x="6.156cm" svg:y="22.038cm">
          <draw:text-box>
            <text:p>Sélectionner marque</text:p>
          </draw:text-box>
        </draw:frame>
        <draw:frame draw:style-name="gr2" draw:text-style-name="P2" draw:layer="layout" svg:width="5.222cm" svg:height="2.384cm" svg:x="13.2cm" svg:y="25.5cm">
          <draw:text-box>
            <text:p>Plus information </text:p>
            <text:p>sur le téléphone </text:p>
            <text:p>sélectionner</text:p>
          </draw:text-box>
        </draw:frame>
        <draw:frame draw:style-name="gr2" draw:text-style-name="P2" draw:layer="layout" svg:width="6.738cm" svg:height="1.673cm" svg:x="13.1cm" svg:y="19.827cm">
          <draw:text-box>
            <text:p text:style-name="P5">Ajouter / Suppression </text:p>
            <text:p>d’une téléphone</text:p>
          </draw:text-box>
        </draw:frame>
        <draw:frame draw:style-name="gr2" draw:text-style-name="P2" draw:layer="layout" svg:width="4.126cm" svg:height="0.962cm" svg:x="14.4cm" svg:y="22.9cm">
          <draw:text-box>
            <text:p>Sauvegarder</text:p>
          </draw:text-box>
        </draw:frame>
        <draw:custom-shape draw:style-name="gr11" draw:text-style-name="P3" draw:layer="layout" svg:width="8.2cm" svg:height="2.2cm" svg:x="5.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7.7cm" svg:height="2.2cm" svg:x="12.3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4.6cm" svg:height="1.7cm" svg:x="6.6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8.2cm" svg:height="2.2cm" svg:x="11.9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8.2cm" svg:height="2.2cm" svg:x="5.701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5cm" svg:height="2.2cm" svg:x="13.8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8.2cm" svg:height="2.2cm" svg:x="5.701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6.5cm" svg:height="1.6cm" svg:x="6.2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7.3cm" svg:height="1.8cm" svg:x="5.7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3cm" svg:height="2.8cm" svg:x="12.5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8.9cm" svg:y1="18.8cm" svg:x2="9.8cm" svg:y2="17.6cm">
          <text:p/>
        </draw:line>
        <draw:line draw:style-name="gr17" draw:text-style-name="P4" draw:layer="layout" svg:x1="11.2cm" svg:y1="19.6cm" svg:x2="12.3cm" svg:y2="18.4cm">
          <text:p/>
        </draw:line>
        <draw:line draw:style-name="gr17" draw:text-style-name="P4" draw:layer="layout" svg:x1="10.4cm" svg:y1="20.3cm" svg:x2="11.9cm" svg:y2="20.8cm">
          <text:p/>
        </draw:line>
        <draw:line draw:style-name="gr17" draw:text-style-name="P4" draw:layer="layout" svg:x1="8.9cm" svg:y1="20.4cm" svg:x2="9.5cm" svg:y2="21.8cm">
          <text:p/>
        </draw:line>
        <draw:line draw:style-name="gr17" draw:text-style-name="P4" draw:layer="layout" svg:x1="9.5cm" svg:y1="23.4cm" svg:x2="9.3cm" svg:y2="23.7cm">
          <text:p/>
        </draw:line>
        <draw:line draw:style-name="gr17" draw:text-style-name="P4" draw:layer="layout" svg:x1="4.4cm" svg:y1="18.3cm" svg:x2="6.5cm" svg:y2="19.6cm">
          <text:p/>
        </draw:line>
        <draw:line draw:style-name="gr17" draw:text-style-name="P4" draw:layer="layout" svg:x1="13cm" svg:y1="24.8cm" svg:x2="13.3cm" svg:y2="25.5cm">
          <text:p/>
        </draw:line>
        <draw:line draw:style-name="gr17" draw:text-style-name="P4" draw:layer="layout" svg:x1="10.6cm" svg:y1="20.4cm" svg:x2="13.8cm" svg:y2="2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5:49:35.733000000</meta:creation-date>
    <dc:date>2019-06-15T16:09:38.002000000</dc:date>
    <meta:editing-duration>PT9M51S</meta:editing-duration>
    <meta:editing-cycles>1</meta:editing-cycles>
    <meta:document-statistic meta:object-count="57"/>
    <meta:generator>LibreOffice/6.0.6.2$Windows_X86_64 LibreOffice_project/0c292870b25a325b5ed35f6b45599d2ea4458e77</meta:generator>
  </office:meta>
</office:document-meta>
</file>